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2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5.001cm"/>
    </style:style>
    <style:style style:name="Table1.D" style:family="table-column">
      <style:table-column-properties style:column-width="4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2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5.001cm"/>
    </style:style>
    <style:style style:name="Table2.D" style:family="table-column">
      <style:table-column-properties style:column-width="4.0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ЯВОЧНЫЙ ЛИСТ</text:p>
      <text:p text:style-name="P5"/>
      <text:p text:style-name="P7"><text:span text:style-name="T4">к протоколу № </text:span><text:span text:style-name="T6">7</text:span></text:p>
      <text:p text:style-name="P13">17 декабря 2024 г. <text:s/></text:p>
      <text:p text:style-name="P5"/>
      <text:p text:style-name="P4">На заседания диссертационного совета ПДС 0200.005 <text:s/></text:p>
      <text:p text:style-name="Standard"><text:span text:style-name="T3">по</text:span><text:span text:style-name="T2"> защите</text:span><text:span text:style-name="T4"> диссертации ___ФИО_в_родительном_падеже___</text:span><text:span text:style-name="T2"> </text:span><text:span text:style-name="T5">присутствовали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6">Фамилия И.О.</text:p>
          </table:table-cell>
          <table:table-cell table:style-name="Table1.A1" office:value-type="string">
            <text:p text:style-name="P17">Ученая степень, шифр специальности в совете</text:p>
          </table:table-cell>
          <table:table-cell table:style-name="Table1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1.D1" office:value-type="string">
            <text:p text:style-name="P3">Получение бюллетеня</text:p>
            <text:p text:style-name="P8">(подпись)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8">Фамилия И.О.</text:p>
          </table:table-cell>
          <table:table-cell table:style-name="Table2.A1" office:value-type="string">
            <text:p text:style-name="P18">Ученая степень, шифр специальности в совете</text:p>
          </table:table-cell>
          <table:table-cell table:style-name="Table2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2.D1" office:value-type="string">
            <text:p text:style-name="P3">Получение бюллетеня</text:p>
            <text:p text:style-name="P8">(подпись)</text:p>
          </table:table-cell>
        </table:table-row>
        <table:table-row table:style-name="Table2.1">
          <table:table-cell table:style-name="Table2.A1" office:value-type="string">
            <text:p text:style-name="Standard">Скубачевский А.Л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Россовский Л.Е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ин А.Ю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Апушкинская Д.Е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зродных С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сов О.В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райчев Г.Г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0"/>
            <text:p text:style-name="P9"/>
          </table:table-cell>
        </table:table-row>
        <table:table-row table:style-name="Table2.1">
          <table:table-cell table:style-name="Table2.A1" office:value-type="string">
            <text:p text:style-name="Standard">Буренков В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Галахов Е.И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Муравник А.Б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чин В.М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кбаев В.Ж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Трещев Д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Фаминский А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Шерстюков В.Б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</table:table>
      <text:p text:style-name="Standard"/>
      <text:p text:style-name="P4">Ученый секретарь</text:p>
      <text:p text:style-name="P4">диссертационного совета _________ <text:s text:c="54"/>Савин А.Ю.</text:p>
      <text:p text:style-name="P4"><text:tab/><text:tab/><text:tab/><text:tab/><text:tab/><text:tab/><text:tab/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24-12-10T11:31:00</meta:creation-date>
    <dc:date>2025-10-18T14:03:04.992559959</dc:date>
    <meta:print-date>2013-06-20T18:26:00</meta:print-date>
    <meta:editing-cycles>4</meta:editing-cycles>
    <meta:editing-duration>PT5M8S</meta:editing-duration>
    <meta:generator>LibreOffice/6.0.7.3$Linux_X86_64 LibreOffice_project/dc89aa7a9eabfd848af146d5086077aeed2ae4a5</meta:generator>
    <meta:document-statistic meta:table-count="2" meta:image-count="0" meta:object-count="0" meta:page-count="1" meta:paragraph-count="48" meta:word-count="118" meta:character-count="957" meta:non-whitespace-character-count="820"/>
  </office:meta>
</office:document-meta>
</file>